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Source Han Sans CN" svg:font-family="'Source Han Sans CN'" style:font-family-generic="system" style:font-pitch="variable"/>
    <style:font-face style:name="TimesNewRomanPS-BoldMT" svg:font-family="TimesNewRomanPS-BoldMT"/>
  </office:font-face-decls>
  <office:automatic-styles>
    <style:style style:name="P1" style:family="paragraph" style:parent-style-name="Standard">
      <style:paragraph-properties orphans="2" widows="2" fo:line-height="130%" fo:text-align="end" style:justify-single-word="false" fo:padding-left="0cm" fo:padding-right="0cm" fo:padding-top="0cm" fo:padding-bottom="0.318cm" fo:border="none"/>
      <style:text-properties style:font-name="TimesNewRomanPS-BoldMT" fo:font-size="7pt" officeooo:rsid="001efe03" officeooo:paragraph-rsid="001efe03" style:font-name-asian="TimesNewRomanPS-BoldMT" style:font-size-asian="7pt" style:font-name-complex="TimesNewRomanPS-BoldMT" style:font-size-complex="7pt"/>
    </style:style>
    <style:style style:name="P2" style:family="paragraph" style:parent-style-name="Footer">
      <loext:graphic-properties draw:fill="none" draw:fill-color="#ffffff"/>
      <style:paragraph-properties fo:text-align="end" style:justify-single-word="false" fo:background-color="transparent"/>
      <style:text-properties fo:font-size="10pt" fo:background-color="transparent" style:font-size-asian="10pt" style:font-size-complex="10pt"/>
    </style:style>
    <style:style style:name="P3" style:family="paragraph" style:parent-style-name="Bibliography_20_1" style:master-page-name="">
      <loext:graphic-properties draw:fill="none"/>
      <style:paragraph-properties fo:margin-left="2.6cm" fo:margin-right="0cm" fo:margin-top="0cm" fo:margin-bottom="0cm" style:contextual-spacing="false" style:line-height-at-least="0.423cm" fo:text-indent="-2.6cm" style:auto-text-indent="false" style:page-number="auto" fo:background-color="transparent" text:number-lines="false" text:line-number="0">
        <style:tab-stops>
          <style:tab-stop style:position="3.493cm"/>
        </style:tab-stops>
      </style:paragraph-properties>
      <style:text-properties style:font-name="Liberation Serif1" fo:font-style="normal" style:text-underline-style="none" fo:font-weight="normal" officeooo:rsid="008b9d50" officeooo:paragraph-rsid="0011f6ff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orphans="2" widows="2" fo:margin-top="0cm" fo:margin-bottom="0cm" style:contextual-spacing="false" fo:text-align="start" style:justify-single-word="false">
        <style:tab-stops>
          <style:tab-stop style:position="8.414cm"/>
          <style:tab-stop style:position="10.001cm"/>
          <style:tab-stop style:position="12.383cm"/>
        </style:tab-stops>
      </style:paragraph-properties>
      <style:text-properties style:font-name="Liberation Serif1" officeooo:rsid="007b8a9b" officeooo:paragraph-rsid="0011f6ff"/>
    </style:style>
    <style:style style:name="P5" style:family="paragraph" style:parent-style-name="Bibliography_20_1">
      <loext:graphic-properties draw:fill="none"/>
      <style:paragraph-properties fo:margin-left="0cm" fo:margin-right="0cm" fo:margin-top="0.199cm" fo:margin-bottom="0.199cm" style:contextual-spacing="false" style:line-height-at-least="0.423cm" fo:text-indent="0cm" style:auto-text-indent="false" fo:background-color="transparent" text:number-lines="false" text:line-number="0">
        <style:tab-stops/>
      </style:paragraph-properties>
      <style:text-properties style:font-name="Liberation Serif1" fo:font-size="11.5pt" fo:font-style="normal" style:text-underline-style="solid" style:text-underline-width="auto" style:text-underline-color="font-color" fo:font-weight="bold" officeooo:rsid="0011f6ff" officeooo:paragraph-rsid="0011f6ff" style:font-size-asian="11.5pt" style:font-style-asian="normal" style:font-weight-asian="bold" style:font-size-complex="11.5pt" style:font-style-complex="normal" style:font-weight-complex="bold"/>
    </style:style>
    <style:style style:name="P6" style:family="paragraph" style:parent-style-name="Bibliography_20_1">
      <loext:graphic-properties draw:fill="none"/>
      <style:paragraph-properties fo:margin-left="3.493cm" fo:margin-right="0cm" fo:margin-top="0.199cm" fo:margin-bottom="0.199cm" style:contextual-spacing="false" style:line-height-at-least="0.423cm" fo:text-indent="-3.493cm" style:auto-text-indent="false" fo:background-color="transparent" text:number-lines="false" text:line-number="0">
        <style:tab-stops>
          <style:tab-stop style:position="3.493cm"/>
        </style:tab-stops>
      </style:paragraph-properties>
      <style:text-properties style:font-name="Liberation Serif1" fo:font-size="11.5pt" fo:font-style="normal" style:text-underline-style="solid" style:text-underline-width="auto" style:text-underline-color="font-color" fo:font-weight="bold" officeooo:rsid="0011f6ff" officeooo:paragraph-rsid="0011f6ff" style:font-size-asian="11.5pt" style:font-style-asian="normal" style:font-weight-asian="bold" style:font-size-complex="11.5pt" style:font-style-complex="normal" style:font-weight-complex="bold"/>
    </style:style>
    <style:style style:name="P7" style:family="paragraph" style:parent-style-name="Bibliography_20_1">
      <loext:graphic-properties draw:fill="none"/>
      <style:paragraph-properties fo:margin-left="0cm" fo:margin-right="0cm" fo:margin-top="0.3cm" fo:margin-bottom="0.101cm" style:contextual-spacing="false" style:line-height-at-least="0.423cm" fo:text-indent="0cm" style:auto-text-indent="false" fo:background-color="transparent" text:number-lines="false" text:line-number="0">
        <style:tab-stops/>
      </style:paragraph-properties>
      <style:text-properties style:font-name="Liberation Serif1" fo:font-size="11.5pt" fo:font-style="normal" style:text-underline-style="solid" style:text-underline-width="auto" style:text-underline-color="font-color" fo:font-weight="bold" officeooo:rsid="001f4afa" officeooo:paragraph-rsid="0011f6ff" style:font-size-asian="11.5pt" style:font-style-asian="normal" style:font-weight-asian="bold" style:font-size-complex="11.5pt" style:font-style-complex="normal" style:font-weight-complex="bold"/>
    </style:style>
    <style:style style:name="P8" style:family="paragraph" style:parent-style-name="Bibliography_20_1">
      <loext:graphic-properties draw:fill="none"/>
      <style:paragraph-properties fo:margin-left="0cm" fo:margin-right="0cm" fo:margin-top="0cm" fo:margin-bottom="0cm" style:contextual-spacing="false" style:line-height-at-least="0.423cm" fo:text-indent="0cm" style:auto-text-indent="false" fo:background-color="transparent" text:number-lines="false" text:line-number="0">
        <style:tab-stops/>
      </style:paragraph-properties>
      <style:text-properties style:font-name="Liberation Serif1" fo:font-size="11.5pt" fo:font-style="normal" style:text-underline-style="none" fo:font-weight="normal" officeooo:rsid="0011f6ff" officeooo:paragraph-rsid="0011f6ff" style:font-size-asian="11.5pt" style:font-style-asian="normal" style:font-weight-asian="normal" style:font-size-complex="11.5pt" style:font-style-complex="normal" style:font-weight-complex="normal"/>
    </style:style>
    <style:style style:name="P9" style:family="paragraph" style:parent-style-name="Bibliography_20_1" style:master-page-name="">
      <loext:graphic-properties draw:fill="none"/>
      <style:paragraph-properties fo:margin-left="0.7cm" fo:margin-right="0cm" fo:margin-top="0cm" fo:margin-bottom="0cm" style:contextual-spacing="false" style:line-height-at-least="0.423cm" fo:text-indent="-0.7cm" style:auto-text-indent="false" style:page-number="auto" fo:background-color="transparent" text:number-lines="false" text:line-number="0">
        <style:tab-stops>
          <style:tab-stop style:position="3.493cm"/>
        </style:tab-stops>
      </style:paragraph-properties>
      <style:text-properties style:font-name="Liberation Serif1" fo:font-size="11.5pt" fo:font-style="normal" style:text-underline-style="none" fo:font-weight="normal" officeooo:rsid="0011f6ff" officeooo:paragraph-rsid="0011f6ff" style:font-size-asian="11.5pt" style:font-style-asian="normal" style:font-weight-asian="normal" style:font-size-complex="11.5pt" style:font-style-complex="normal" style:font-weight-complex="normal"/>
    </style:style>
    <style:style style:name="P10" style:family="paragraph" style:parent-style-name="Bibliography_20_1" style:master-page-name="">
      <loext:graphic-properties draw:fill="none"/>
      <style:paragraph-properties fo:margin-left="0.7cm" fo:margin-right="0cm" fo:margin-top="0cm" fo:margin-bottom="0cm" style:contextual-spacing="false" style:line-height-at-least="0.423cm" fo:text-indent="-0.7cm" style:auto-text-indent="false" style:page-number="auto" fo:background-color="transparent" text:number-lines="false" text:line-number="0">
        <style:tab-stops>
          <style:tab-stop style:position="3.493cm"/>
        </style:tab-stops>
      </style:paragraph-properties>
      <style:text-properties style:font-name="Liberation Serif1" fo:font-size="11.5pt" fo:font-style="normal" style:text-underline-style="none" fo:font-weight="normal" officeooo:rsid="0011f6ff" officeooo:paragraph-rsid="0011f6ff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Bibliography_20_1" style:master-page-name="">
      <loext:graphic-properties draw:fill="none"/>
      <style:paragraph-properties fo:margin-left="2.6cm" fo:margin-right="0cm" fo:margin-top="0cm" fo:margin-bottom="0cm" style:contextual-spacing="false" style:line-height-at-least="0.423cm" fo:text-indent="-2.6cm" style:auto-text-indent="false" style:page-number="auto" fo:background-color="transparent" text:number-lines="false" text:line-number="0">
        <style:tab-stops>
          <style:tab-stop style:position="3.493cm"/>
        </style:tab-stops>
      </style:paragraph-properties>
      <style:text-properties style:font-name="Liberation Serif1" fo:font-size="11.5pt" fo:font-style="normal" style:text-underline-style="none" fo:font-weight="normal" officeooo:rsid="008b9d50" officeooo:paragraph-rsid="0011f6ff" style:font-size-asian="11.5pt" style:font-style-asian="normal" style:font-weight-asian="normal" style:font-size-complex="11.5pt" style:font-style-complex="normal" style:font-weight-complex="normal"/>
    </style:style>
    <style:style style:name="P12" style:family="paragraph" style:parent-style-name="Bibliography_20_1" style:master-page-name="">
      <loext:graphic-properties draw:fill="none"/>
      <style:paragraph-properties fo:margin-left="2.6cm" fo:margin-right="0cm" fo:margin-top="0cm" fo:margin-bottom="0cm" style:contextual-spacing="false" style:line-height-at-least="0.423cm" fo:text-indent="-2.6cm" style:auto-text-indent="false" style:page-number="auto" fo:background-color="transparent" text:number-lines="false" text:line-number="0">
        <style:tab-stops>
          <style:tab-stop style:position="3.493cm"/>
        </style:tab-stops>
      </style:paragraph-properties>
      <style:text-properties style:font-name="Liberation Serif1" fo:font-size="11.5pt" fo:font-style="normal" style:text-underline-style="none" fo:font-weight="normal" officeooo:rsid="005910bb" officeooo:paragraph-rsid="0011f6ff" style:font-size-asian="11.5pt" style:font-style-asian="normal" style:font-weight-asian="normal" style:font-size-complex="11.5pt" style:font-style-complex="normal" style:font-weight-complex="normal"/>
    </style:style>
    <style:style style:name="P13" style:family="paragraph" style:parent-style-name="Bibliography_20_1" style:master-page-name="">
      <loext:graphic-properties draw:fill="none"/>
      <style:paragraph-properties fo:margin-left="2.6cm" fo:margin-right="-3.2cm" fo:margin-top="0cm" fo:margin-bottom="0cm" style:contextual-spacing="false" style:line-height-at-least="0.423cm" fo:text-indent="-2.6cm" style:auto-text-indent="false" style:page-number="auto" fo:background-color="transparent" text:number-lines="false" text:line-number="0">
        <style:tab-stops>
          <style:tab-stop style:position="3.493cm"/>
        </style:tab-stops>
      </style:paragraph-properties>
      <style:text-properties style:font-name="Liberation Serif1" fo:font-size="11.5pt" fo:font-style="normal" style:text-underline-style="none" fo:font-weight="normal" officeooo:rsid="005910bb" officeooo:paragraph-rsid="0011f6ff" style:font-size-asian="11.5pt" style:font-style-asian="normal" style:font-weight-asian="normal" style:font-size-complex="11.5pt" style:font-style-complex="normal" style:font-weight-complex="normal"/>
    </style:style>
    <style:style style:name="P14" style:family="paragraph" style:parent-style-name="Bibliography_20_1" style:master-page-name="">
      <loext:graphic-properties draw:fill="none"/>
      <style:paragraph-properties fo:margin-left="2.6cm" fo:margin-right="0cm" fo:margin-top="0cm" fo:margin-bottom="0cm" style:contextual-spacing="false" style:line-height-at-least="0.423cm" fo:text-indent="-2.6cm" style:auto-text-indent="false" style:page-number="auto" fo:background-color="transparent" text:number-lines="false" text:line-number="0">
        <style:tab-stops>
          <style:tab-stop style:position="3.493cm"/>
        </style:tab-stops>
      </style:paragraph-properties>
      <style:text-properties style:font-name="Liberation Serif1" fo:font-size="11.5pt" fo:font-style="normal" style:text-underline-style="none" fo:font-weight="normal" officeooo:rsid="001f4afa" officeooo:paragraph-rsid="0011f6ff" style:font-size-asian="11.5pt" style:font-style-asian="normal" style:font-weight-asian="normal" style:font-size-complex="11.5pt" style:font-style-complex="normal" style:font-weight-complex="normal"/>
    </style:style>
    <style:style style:name="P15" style:family="paragraph" style:parent-style-name="Bibliography_20_1" style:master-page-name="">
      <loext:graphic-properties draw:fill="none"/>
      <style:paragraph-properties fo:margin-left="2.6cm" fo:margin-right="0cm" fo:margin-top="0cm" fo:margin-bottom="0cm" style:contextual-spacing="false" style:line-height-at-least="0.423cm" fo:text-indent="-2.6cm" style:auto-text-indent="false" style:page-number="auto" fo:background-color="transparent" text:number-lines="false" text:line-number="0">
        <style:tab-stops>
          <style:tab-stop style:position="3.493cm"/>
        </style:tab-stops>
      </style:paragraph-properties>
      <style:text-properties style:font-name="Liberation Serif1" fo:font-size="11.5pt" fo:font-style="normal" style:text-underline-style="none" fo:font-weight="normal" officeooo:rsid="00202991" officeooo:paragraph-rsid="0011f6ff" style:font-size-asian="11.5pt" style:font-style-asian="normal" style:font-weight-asian="normal" style:font-size-complex="11.5pt" style:font-style-complex="normal" style:font-weight-complex="normal"/>
    </style:style>
    <style:style style:name="P16" style:family="paragraph" style:parent-style-name="Bibliography_20_1" style:master-page-name="">
      <loext:graphic-properties draw:fill="none"/>
      <style:paragraph-properties fo:margin-left="0.7cm" fo:margin-right="0cm" fo:margin-top="0cm" fo:margin-bottom="0cm" style:contextual-spacing="false" style:line-height-at-least="0.423cm" fo:text-indent="-0.7cm" style:auto-text-indent="false" style:page-number="auto" fo:background-color="transparent" text:number-lines="false" text:line-number="0">
        <style:tab-stops>
          <style:tab-stop style:position="3.493cm"/>
        </style:tab-stops>
      </style:paragraph-properties>
      <style:text-properties style:font-name="Liberation Serif1" fo:font-size="11.5pt" fo:font-style="normal" style:text-underline-style="none" fo:font-weight="normal" officeooo:rsid="005dd316" officeooo:paragraph-rsid="0011f6ff" style:font-size-asian="11.5pt" style:font-style-asian="normal" style:font-weight-asian="normal" style:font-size-complex="11.5pt" style:font-style-complex="normal" style:font-weight-complex="normal"/>
    </style:style>
    <style:style style:name="P17" style:family="paragraph" style:parent-style-name="Bibliography_20_1">
      <loext:graphic-properties draw:fill="none"/>
      <style:paragraph-properties fo:margin-left="0.7cm" fo:margin-right="0cm" fo:margin-top="0cm" fo:margin-bottom="0cm" style:contextual-spacing="false" style:line-height-at-least="0.423cm" fo:text-indent="-0.7cm" style:auto-text-indent="false" fo:background-color="transparent" text:number-lines="false" text:line-number="0">
        <style:tab-stops>
          <style:tab-stop style:position="3.493cm"/>
        </style:tab-stops>
      </style:paragraph-properties>
      <style:text-properties style:font-name="Liberation Serif1" fo:font-size="11.5pt" fo:font-style="normal" style:text-underline-style="none" fo:font-weight="normal" officeooo:rsid="005dd316" officeooo:paragraph-rsid="0011f6ff" style:font-size-asian="11.5pt" style:font-style-asian="normal" style:font-weight-asian="normal" style:font-size-complex="11.5pt" style:font-style-complex="normal" style:font-weight-complex="normal"/>
    </style:style>
    <style:style style:name="P18" style:family="paragraph" style:parent-style-name="Bibliography_20_1">
      <loext:graphic-properties draw:fill="none"/>
      <style:paragraph-properties fo:margin-left="0.635cm" fo:margin-right="0cm" fo:margin-top="0.102cm" fo:margin-bottom="0cm" style:contextual-spacing="false" style:line-height-at-least="0.423cm" fo:text-indent="-0.635cm" style:auto-text-indent="false" fo:background-color="transparent" text:number-lines="false" text:line-number="0">
        <style:tab-stops/>
      </style:paragraph-properties>
      <style:text-properties officeooo:paragraph-rsid="0011f6ff"/>
    </style:style>
    <style:style style:name="P19" style:family="paragraph" style:parent-style-name="Bibliography_20_1">
      <loext:graphic-properties draw:fill="none"/>
      <style:paragraph-properties fo:margin-left="0.635cm" fo:margin-right="0cm" fo:margin-top="0.102cm" fo:margin-bottom="0cm" style:contextual-spacing="false" style:line-height-at-least="0.423cm" fo:text-indent="-0.635cm" style:auto-text-indent="false" fo:background-color="transparent" text:number-lines="false" text:line-number="0">
        <style:tab-stops/>
      </style:paragraph-properties>
      <style:text-properties fo:font-size="11.5pt" style:text-underline-style="none" officeooo:rsid="0011f6ff" officeooo:paragraph-rsid="0011f6ff" fo:background-color="#ffffff" style:font-size-asian="11.5pt" style:font-size-complex="11.5pt"/>
    </style:style>
    <style:style style:name="P20" style:family="paragraph" style:parent-style-name="Bibliography_20_1">
      <loext:graphic-properties draw:fill="none"/>
      <style:paragraph-properties fo:margin-left="0.635cm" fo:margin-right="0cm" fo:margin-top="0.102cm" fo:margin-bottom="0cm" style:contextual-spacing="false" style:line-height-at-least="0.423cm" fo:text-indent="-0.635cm" style:auto-text-indent="false" fo:background-color="transparent" text:number-lines="false" text:line-number="0">
        <style:tab-stops/>
      </style:paragraph-properties>
      <style:text-properties fo:font-size="11.5pt" officeooo:rsid="0011f6ff" officeooo:paragraph-rsid="0011f6ff" style:font-size-asian="11.5pt" style:font-size-complex="11.5pt"/>
    </style:style>
    <style:style style:name="P21" style:family="paragraph" style:parent-style-name="Bibliography_20_1">
      <loext:graphic-properties draw:fill="none"/>
      <style:paragraph-properties fo:margin-left="3.493cm" fo:margin-right="0cm" fo:margin-top="0cm" fo:margin-bottom="0cm" style:contextual-spacing="false" style:line-height-at-least="0.423cm" fo:text-indent="-3.493cm" style:auto-text-indent="false" fo:background-color="transparent" text:number-lines="false" text:line-number="0">
        <style:tab-stops>
          <style:tab-stop style:position="3.493cm"/>
        </style:tab-stops>
      </style:paragraph-properties>
      <style:text-properties fo:font-size="11.5pt" officeooo:rsid="0011f6ff" officeooo:paragraph-rsid="0011f6ff" style:font-size-asian="11.5pt" style:font-size-complex="11.5pt"/>
    </style:style>
    <style:style style:name="P22" style:family="paragraph" style:parent-style-name="Bibliography_20_1">
      <loext:graphic-properties draw:fill="none"/>
      <style:paragraph-properties fo:margin-left="0.635cm" fo:margin-right="0cm" fo:margin-top="0.102cm" fo:margin-bottom="0cm" style:contextual-spacing="false" style:line-height-at-least="0.423cm" fo:text-indent="-0.635cm" style:auto-text-indent="false" fo:background-color="transparent" text:number-lines="false" text:line-number="0">
        <style:tab-stops/>
      </style:paragraph-properties>
      <style:text-properties fo:font-size="11.5pt" officeooo:paragraph-rsid="00133de3" style:font-size-asian="11.5pt" style:font-size-complex="11.5pt"/>
    </style:style>
    <style:style style:name="P23" style:family="paragraph" style:parent-style-name="Bibliography_20_1">
      <loext:graphic-properties draw:fill="none"/>
      <style:paragraph-properties fo:margin-left="0.635cm" fo:margin-right="0cm" fo:margin-top="0.102cm" fo:margin-bottom="0cm" style:contextual-spacing="false" style:line-height-at-least="0.423cm" fo:text-indent="-0.635cm" style:auto-text-indent="false" fo:background-color="transparent" text:number-lines="false" text:line-number="0">
        <style:tab-stops/>
      </style:paragraph-properties>
      <style:text-properties fo:font-size="11.5pt" officeooo:paragraph-rsid="0011f6ff" style:font-size-asian="11.5pt" style:font-size-complex="11.5pt"/>
    </style:style>
    <style:style style:name="P24" style:family="paragraph" style:parent-style-name="Bibliography_20_1">
      <loext:graphic-properties draw:fill="none"/>
      <style:paragraph-properties fo:margin-left="0.635cm" fo:margin-right="0cm" fo:margin-top="0cm" fo:margin-bottom="0cm" style:contextual-spacing="false" style:line-height-at-least="0.423cm" fo:text-indent="-0.635cm" style:auto-text-indent="false" fo:background-color="transparent" text:number-lines="false" text:line-number="0">
        <style:tab-stops/>
      </style:paragraph-properties>
      <style:text-properties fo:font-size="11.5pt" officeooo:paragraph-rsid="0011f6ff" style:font-size-asian="11.5pt" style:font-size-complex="11.5pt"/>
    </style:style>
    <style:style style:name="P25" style:family="paragraph" style:parent-style-name="Bibliography_20_1">
      <loext:graphic-properties draw:fill="none"/>
      <style:paragraph-properties fo:margin-left="3.493cm" fo:margin-right="0cm" fo:margin-top="0.101cm" fo:margin-bottom="0cm" style:contextual-spacing="false" style:line-height-at-least="0.423cm" fo:text-indent="-3.493cm" style:auto-text-indent="false" fo:background-color="transparent" text:number-lines="false" text:line-number="0">
        <style:tab-stops>
          <style:tab-stop style:position="3.493cm"/>
        </style:tab-stops>
      </style:paragraph-properties>
      <style:text-properties fo:font-size="11.5pt" officeooo:paragraph-rsid="0011f6ff" style:font-size-asian="11.5pt" style:font-size-complex="11.5pt"/>
    </style:style>
    <style:style style:name="P26" style:family="paragraph" style:parent-style-name="Bibliography_20_1" style:master-page-name="">
      <loext:graphic-properties draw:fill="none"/>
      <style:paragraph-properties fo:margin-left="0.7cm" fo:margin-right="0cm" fo:margin-top="0.102cm" fo:margin-bottom="0cm" style:contextual-spacing="false" style:line-height-at-least="0.423cm" fo:text-indent="-0.7cm" style:auto-text-indent="false" style:page-number="auto" fo:background-color="transparent" text:number-lines="false" text:line-number="0">
        <style:tab-stops>
          <style:tab-stop style:position="3.493cm"/>
        </style:tab-stops>
      </style:paragraph-properties>
      <style:text-properties fo:font-size="11.5pt" officeooo:paragraph-rsid="0011f6ff" style:font-size-asian="11.5pt" style:font-size-complex="11.5pt"/>
    </style:style>
    <style:style style:name="P27" style:family="paragraph" style:parent-style-name="Bibliography_20_1">
      <loext:graphic-properties draw:fill="none"/>
      <style:paragraph-properties fo:margin-left="0.635cm" fo:margin-right="0cm" fo:margin-top="0.102cm" fo:margin-bottom="0cm" style:contextual-spacing="false" style:line-height-at-least="0.423cm" fo:text-indent="0cm" style:auto-text-indent="false" fo:background-color="transparent" text:number-lines="false" text:line-number="0">
        <style:tab-stops/>
      </style:paragraph-properties>
      <style:text-properties fo:font-size="11.5pt" fo:font-weight="normal" officeooo:paragraph-rsid="00133de3" style:font-size-asian="11.5pt" style:font-weight-asian="normal" style:font-size-complex="11.5pt" style:font-weight-complex="normal"/>
    </style:style>
    <style:style style:name="P28" style:family="paragraph" style:parent-style-name="Footer">
      <loext:graphic-properties draw:fill="none" draw:fill-color="#ffffff"/>
      <style:paragraph-properties fo:background-color="transparent"/>
      <style:text-properties fo:font-size="10pt" fo:background-color="transparent" style:font-size-asian="10pt" style:font-size-complex="10pt"/>
    </style:style>
    <style:style style:name="P29" style:family="paragraph" style:parent-style-name="Standard">
      <style:paragraph-properties orphans="2" widows="2" fo:line-height="130%" fo:text-align="start" style:justify-single-word="false" fo:padding-left="0cm" fo:padding-right="0cm" fo:padding-top="0cm" fo:padding-bottom="0.318cm" fo:border="none"/>
      <style:text-properties style:font-name="TimesNewRomanPS-BoldMT" fo:font-size="7pt" officeooo:rsid="000ed96c" officeooo:paragraph-rsid="000ed96c" style:font-name-asian="TimesNewRomanPS-BoldMT" style:font-size-asian="7pt" style:font-name-complex="TimesNewRomanPS-BoldMT" style:font-size-complex="7pt"/>
    </style:style>
    <style:style style:name="P30" style:family="paragraph" style:parent-style-name="Standard" style:master-page-name="PM2">
      <style:paragraph-properties orphans="2" widows="2" fo:margin-top="0cm" fo:margin-bottom="0.3cm" style:contextual-spacing="false" fo:text-align="start" style:justify-single-word="false" style:page-number="auto">
        <style:tab-stops>
          <style:tab-stop style:position="10.001cm"/>
          <style:tab-stop style:position="12.383cm"/>
        </style:tab-stops>
      </style:paragraph-properties>
      <style:text-properties fo:color="#000000" loext:opacity="100%" style:font-name="Liberation Serif1" fo:font-size="11.5pt" style:text-underline-style="solid" style:text-underline-width="auto" style:text-underline-color="font-color" fo:font-weight="bold" officeooo:paragraph-rsid="0011f6ff" style:font-name-asian="TimesNewRomanPS-BoldMT" style:font-size-asian="11.5pt" style:font-weight-asian="bold" style:font-name-complex="TimesNewRomanPS-BoldMT" style:font-size-complex="11.5pt" style:font-weight-complex="bold"/>
    </style:style>
    <style:style style:name="P31" style:family="paragraph" style:parent-style-name="Standard">
      <style:paragraph-properties orphans="2" widows="2" fo:text-align="start" style:justify-single-word="false">
        <style:tab-stops>
          <style:tab-stop style:position="2.205cm"/>
          <style:tab-stop style:position="2.91cm"/>
          <style:tab-stop style:position="3.704cm"/>
          <style:tab-stop style:position="8.71cm"/>
          <style:tab-stop style:position="10.298cm"/>
        </style:tab-stops>
      </style:paragraph-properties>
      <style:text-properties fo:color="#000000" loext:opacity="100%" style:font-name="Liberation Serif1" fo:font-size="11.5pt" officeooo:paragraph-rsid="00133de3" style:font-name-asian="TimesNewRomanPS-BoldMT" style:font-size-asian="11.5pt" style:font-name-complex="TimesNewRomanPS-BoldMT" style:font-size-complex="11.5pt"/>
    </style:style>
    <style:style style:name="P32" style:family="paragraph" style:parent-style-name="Standard">
      <style:paragraph-properties fo:text-align="start" style:justify-single-word="false">
        <style:tab-stops>
          <style:tab-stop style:position="2.205cm"/>
          <style:tab-stop style:position="8.71cm"/>
          <style:tab-stop style:position="10.298cm"/>
        </style:tab-stops>
      </style:paragraph-properties>
      <style:text-properties officeooo:paragraph-rsid="00133de3"/>
    </style:style>
    <style:style style:name="P33" style:family="paragraph" style:parent-style-name="Standard">
      <style:paragraph-properties fo:text-align="start" style:justify-single-word="false">
        <style:tab-stops>
          <style:tab-stop style:position="2.205cm"/>
          <style:tab-stop style:position="8.71cm"/>
          <style:tab-stop style:position="10.298cm"/>
        </style:tab-stops>
      </style:paragraph-properties>
      <style:text-properties fo:font-size="11.5pt" officeooo:rsid="0011f6ff" officeooo:paragraph-rsid="00133de3" style:font-size-asian="11.5pt" style:font-size-complex="11.5pt"/>
    </style:style>
    <style:style style:name="P34" style:family="paragraph" style:parent-style-name="Standard">
      <style:paragraph-properties fo:text-align="start" style:justify-single-word="false">
        <style:tab-stops>
          <style:tab-stop style:position="1.191cm"/>
          <style:tab-stop style:position="4.3cm"/>
          <style:tab-stop style:position="4.895cm"/>
          <style:tab-stop style:position="10.892cm"/>
        </style:tab-stops>
      </style:paragraph-properties>
      <style:text-properties fo:font-size="11.5pt" officeooo:paragraph-rsid="0011f6ff" style:font-size-asian="11.5pt" style:font-size-complex="11.5pt"/>
    </style:style>
    <style:style style:name="P35" style:family="paragraph" style:parent-style-name="Standard">
      <style:paragraph-properties orphans="2" widows="2" fo:margin-top="0.3cm" fo:margin-bottom="0.15cm" style:contextual-spacing="false" fo:text-align="start" style:justify-single-word="false">
        <style:tab-stops>
          <style:tab-stop style:position="8.414cm"/>
          <style:tab-stop style:position="10.001cm"/>
          <style:tab-stop style:position="12.383cm"/>
        </style:tab-stops>
      </style:paragraph-properties>
      <style:text-properties style:font-name="Liberation Serif1" fo:font-size="11.5pt" fo:font-style="normal" style:text-underline-style="solid" style:text-underline-width="auto" style:text-underline-color="font-color" fo:font-weight="bold" officeooo:rsid="007b8a9b" officeooo:paragraph-rsid="0011f6ff" style:font-size-asian="11.5pt" style:font-style-asian="normal" style:font-weight-asian="bold" style:font-size-complex="11.5pt" style:font-style-complex="normal" style:font-weight-complex="bold"/>
    </style:style>
    <style:style style:name="P36" style:family="paragraph" style:parent-style-name="Standard">
      <style:paragraph-properties orphans="2" widows="2" fo:margin-top="0.3cm" fo:margin-bottom="0.15cm" style:contextual-spacing="false" fo:text-align="justify" style:justify-single-word="false">
        <style:tab-stops>
          <style:tab-stop style:position="3.493cm"/>
          <style:tab-stop style:position="10.001cm"/>
          <style:tab-stop style:position="12.383cm"/>
        </style:tab-stops>
      </style:paragraph-properties>
      <style:text-properties style:font-name="Liberation Serif1" fo:font-size="11.5pt" officeooo:rsid="000b9a44" officeooo:paragraph-rsid="0011f6ff" style:font-size-asian="11.5pt" style:font-size-complex="11.5pt"/>
    </style:style>
    <style:style style:name="P37" style:family="paragraph" style:parent-style-name="Standard">
      <style:paragraph-properties orphans="2" widows="2" fo:margin-top="0cm" fo:margin-bottom="0cm" style:contextual-spacing="false" fo:text-align="start" style:justify-single-word="false">
        <style:tab-stops>
          <style:tab-stop style:position="3.493cm"/>
          <style:tab-stop style:position="10.001cm"/>
          <style:tab-stop style:position="12.383cm"/>
        </style:tab-stops>
      </style:paragraph-properties>
      <style:text-properties style:font-name="Liberation Serif1" fo:font-size="11.5pt" officeooo:rsid="000b9a44" officeooo:paragraph-rsid="0011f6ff" style:font-size-asian="11.5pt" style:font-size-complex="11.5pt"/>
    </style:style>
    <style:style style:name="P38" style:family="paragraph" style:parent-style-name="Standard" style:master-page-name="">
      <loext:graphic-properties draw:fill="none"/>
      <style:paragraph-properties orphans="2" widows="2" fo:margin-left="3.5cm" fo:margin-right="0cm" fo:margin-top="0cm" fo:margin-bottom="0cm" style:contextual-spacing="false" fo:text-align="start" style:justify-single-word="false" fo:text-indent="-3.5cm" style:auto-text-indent="false" style:page-number="auto" fo:background-color="transparent">
        <style:tab-stops>
          <style:tab-stop style:position="3.493cm"/>
          <style:tab-stop style:position="10.001cm"/>
          <style:tab-stop style:position="12.383cm"/>
        </style:tab-stops>
      </style:paragraph-properties>
      <style:text-properties style:font-name="Liberation Serif1" fo:font-size="11.5pt" officeooo:rsid="000b9a44" officeooo:paragraph-rsid="0011f6ff" style:font-size-asian="11.5pt" style:font-size-complex="11.5pt"/>
    </style:style>
    <style:style style:name="P39" style:family="paragraph" style:parent-style-name="Standard">
      <loext:graphic-properties draw:fill="none"/>
      <style:paragraph-properties orphans="2" widows="2" fo:margin-left="3.5cm" fo:margin-right="0cm" fo:margin-top="0cm" fo:margin-bottom="0cm" style:contextual-spacing="false" fo:text-align="start" style:justify-single-word="false" fo:text-indent="-3.5cm" style:auto-text-indent="false" fo:background-color="transparent">
        <style:tab-stops>
          <style:tab-stop style:position="3.493cm"/>
          <style:tab-stop style:position="10.001cm"/>
          <style:tab-stop style:position="12.383cm"/>
        </style:tab-stops>
      </style:paragraph-properties>
      <style:text-properties style:font-name="Liberation Serif1" fo:font-size="11.5pt" officeooo:rsid="008b9d50" officeooo:paragraph-rsid="0011f6ff" style:font-size-asian="11.5pt" style:font-size-complex="11.5pt"/>
    </style:style>
    <style:style style:name="P40" style:family="paragraph" style:parent-style-name="Standard">
      <loext:graphic-properties draw:fill="none"/>
      <style:paragraph-properties orphans="2" widows="2" fo:margin-left="3.5cm" fo:margin-right="0cm" fo:margin-top="0cm" fo:margin-bottom="0cm" style:contextual-spacing="false" fo:text-align="start" style:justify-single-word="false" fo:text-indent="-3.5cm" style:auto-text-indent="false" fo:background-color="transparent">
        <style:tab-stops>
          <style:tab-stop style:position="3.493cm"/>
          <style:tab-stop style:position="10.001cm"/>
          <style:tab-stop style:position="12.383cm"/>
        </style:tab-stops>
      </style:paragraph-properties>
      <style:text-properties style:font-name="Liberation Serif1" fo:font-size="11.5pt" officeooo:rsid="005b1584" officeooo:paragraph-rsid="0011f6ff" style:font-size-asian="11.5pt" style:font-size-complex="11.5pt"/>
    </style:style>
    <style:style style:name="P41" style:family="paragraph" style:parent-style-name="Standard">
      <loext:graphic-properties draw:fill="none"/>
      <style:paragraph-properties orphans="2" widows="2" fo:margin-left="3.5cm" fo:margin-right="0cm" fo:margin-top="0cm" fo:margin-bottom="0cm" style:contextual-spacing="false" fo:text-align="start" style:justify-single-word="false" fo:text-indent="-3.5cm" style:auto-text-indent="false" fo:background-color="transparent">
        <style:tab-stops>
          <style:tab-stop style:position="3.493cm"/>
          <style:tab-stop style:position="10.001cm"/>
          <style:tab-stop style:position="12.383cm"/>
        </style:tab-stops>
      </style:paragraph-properties>
      <style:text-properties style:font-name="Liberation Serif1" fo:font-size="11.5pt" officeooo:rsid="007e6b6d" officeooo:paragraph-rsid="0011f6ff" style:font-size-asian="11.5pt" style:font-size-complex="11.5pt"/>
    </style:style>
    <style:style style:name="P42" style:family="paragraph" style:parent-style-name="Standard">
      <loext:graphic-properties draw:fill="none"/>
      <style:paragraph-properties orphans="2" widows="2" fo:margin-left="3.5cm" fo:margin-right="0cm" fo:margin-top="0cm" fo:margin-bottom="0cm" style:contextual-spacing="false" fo:text-align="start" style:justify-single-word="false" fo:text-indent="-3.5cm" style:auto-text-indent="false" fo:background-color="transparent">
        <style:tab-stops>
          <style:tab-stop style:position="3.493cm"/>
          <style:tab-stop style:position="10.001cm"/>
          <style:tab-stop style:position="12.383cm"/>
        </style:tab-stops>
      </style:paragraph-properties>
      <style:text-properties style:font-name="Liberation Serif1" fo:font-size="11.5pt" officeooo:rsid="00443af3" officeooo:paragraph-rsid="0011f6ff" style:font-size-asian="11.5pt" style:font-size-complex="11.5pt"/>
    </style:style>
    <style:style style:name="P43" style:family="paragraph" style:parent-style-name="Standard" style:master-page-name="">
      <loext:graphic-properties draw:fill="none"/>
      <style:paragraph-properties orphans="2" widows="2" fo:margin-left="3.5cm" fo:margin-right="0cm" fo:margin-top="0cm" fo:margin-bottom="0cm" style:contextual-spacing="false" fo:text-align="start" style:justify-single-word="false" fo:text-indent="-3.5cm" style:auto-text-indent="false" style:page-number="auto" fo:background-color="transparent">
        <style:tab-stops>
          <style:tab-stop style:position="3.493cm"/>
          <style:tab-stop style:position="10.001cm"/>
          <style:tab-stop style:position="12.383cm"/>
        </style:tab-stops>
      </style:paragraph-properties>
      <style:text-properties style:font-name="Liberation Serif1" fo:font-size="11.5pt" officeooo:rsid="003a3e9e" officeooo:paragraph-rsid="0011f6ff" style:font-size-asian="11.5pt" style:font-size-complex="11.5pt"/>
    </style:style>
    <style:style style:name="P44" style:family="paragraph" style:parent-style-name="Standard" style:master-page-name="">
      <loext:graphic-properties draw:fill="none"/>
      <style:paragraph-properties orphans="2" widows="2" fo:margin-left="3.5cm" fo:margin-right="0cm" fo:margin-top="0cm" fo:margin-bottom="0cm" style:contextual-spacing="false" fo:text-align="start" style:justify-single-word="false" fo:text-indent="-3.5cm" style:auto-text-indent="false" style:page-number="auto" fo:background-color="transparent">
        <style:tab-stops>
          <style:tab-stop style:position="3.493cm"/>
          <style:tab-stop style:position="10.001cm"/>
          <style:tab-stop style:position="12.383cm"/>
        </style:tab-stops>
      </style:paragraph-properties>
      <style:text-properties style:font-name="Liberation Serif1" fo:font-size="11.5pt" officeooo:rsid="0036185a" officeooo:paragraph-rsid="0011f6ff" style:font-size-asian="11.5pt" style:font-size-complex="11.5pt"/>
    </style:style>
    <style:style style:name="P45" style:family="paragraph" style:parent-style-name="Standard" style:master-page-name="">
      <loext:graphic-properties draw:fill="none"/>
      <style:paragraph-properties orphans="2" widows="2" fo:margin-left="3.5cm" fo:margin-right="0cm" fo:margin-top="0cm" fo:margin-bottom="0cm" style:contextual-spacing="false" fo:text-align="start" style:justify-single-word="false" fo:text-indent="-3.5cm" style:auto-text-indent="false" style:page-number="auto" fo:background-color="transparent">
        <style:tab-stops>
          <style:tab-stop style:position="3.493cm"/>
          <style:tab-stop style:position="10.001cm"/>
          <style:tab-stop style:position="12.383cm"/>
        </style:tab-stops>
      </style:paragraph-properties>
      <style:text-properties style:font-name="Liberation Serif1" fo:font-size="11.5pt" officeooo:rsid="000d7b5a" officeooo:paragraph-rsid="0011f6ff" style:font-size-asian="11.5pt" style:font-size-complex="11.5pt"/>
    </style:style>
    <style:style style:name="P46" style:family="paragraph" style:parent-style-name="Standard">
      <loext:graphic-properties draw:fill="none"/>
      <style:paragraph-properties orphans="2" widows="2" fo:margin-left="3.493cm" fo:margin-right="0cm" fo:margin-top="0cm" fo:margin-bottom="0cm" style:contextual-spacing="false" fo:text-align="start" style:justify-single-word="false" fo:text-indent="-3.493cm" style:auto-text-indent="false" fo:background-color="transparent">
        <style:tab-stops>
          <style:tab-stop style:position="3.493cm"/>
          <style:tab-stop style:position="10.001cm"/>
          <style:tab-stop style:position="12.383cm"/>
        </style:tab-stops>
      </style:paragraph-properties>
      <style:text-properties style:font-name="Liberation Serif1" fo:font-size="11.5pt" officeooo:rsid="000d7b5a" officeooo:paragraph-rsid="0011f6ff" style:font-size-asian="11.5pt" style:font-size-complex="11.5pt"/>
    </style:style>
    <style:style style:name="P47" style:family="paragraph" style:parent-style-name="Standard">
      <loext:graphic-properties draw:fill="none"/>
      <style:paragraph-properties orphans="2" widows="2" fo:margin-left="3.493cm" fo:margin-right="0cm" fo:margin-top="0cm" fo:margin-bottom="0.152cm" style:contextual-spacing="false" fo:text-align="justify" style:justify-single-word="false" fo:text-indent="-3.493cm" style:auto-text-indent="false" fo:background-color="transparent">
        <style:tab-stops>
          <style:tab-stop style:position="3.493cm"/>
          <style:tab-stop style:position="10.001cm"/>
          <style:tab-stop style:position="12.383cm"/>
        </style:tab-stops>
      </style:paragraph-properties>
      <style:text-properties style:font-name="Liberation Serif1" fo:font-size="11.5pt" fo:letter-spacing="-0.004cm" style:text-underline-style="solid" style:text-underline-width="auto" style:text-underline-color="font-color" fo:font-weight="bold" officeooo:rsid="000ed96c" officeooo:paragraph-rsid="0011f6ff" style:font-size-asian="11.5pt" style:font-weight-asian="bold" style:font-size-complex="11.5pt" style:font-weight-complex="bold"/>
    </style:style>
    <style:style style:name="T1" style:family="text">
      <style:text-properties officeooo:rsid="00147bb3"/>
    </style:style>
    <style:style style:name="T2" style:family="text">
      <style:text-properties style:font-name="Liberation Serif1" fo:font-style="normal" style:text-underline-style="none" fo:font-weight="bold" officeooo:rsid="005c0195" style:font-style-asian="normal" style:font-weight-asian="bold" style:font-style-complex="normal" style:font-weight-complex="bold"/>
    </style:style>
    <style:style style:name="T3" style:family="text">
      <style:text-properties style:font-name="Liberation Serif1" fo:font-style="normal" style:text-underline-style="none" fo:font-weight="bold" officeooo:rsid="007e6b6d" style:font-style-asian="normal" style:font-weight-asian="bold" style:font-style-complex="normal" style:font-weight-complex="bold"/>
    </style:style>
    <style:style style:name="T4" style:family="text">
      <style:text-properties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style:text-underline-style="none" fo:font-weight="normal" officeooo:rsid="005c0195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style:text-underline-style="none" fo:font-weight="normal" officeooo:rsid="0079a1e1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style:text-underline-style="none" fo:font-weight="normal" officeooo:rsid="007e6b6d" style:font-style-asian="normal" style:font-weight-asian="normal" style:font-style-complex="normal" style:font-weight-complex="normal"/>
    </style:style>
    <style:style style:name="T8" style:family="text">
      <style:text-properties style:font-name="Liberation Serif1" fo:font-style="normal" style:text-underline-style="none" fo:font-weight="normal" officeooo:rsid="0011f6ff" style:font-style-asian="normal" style:font-weight-asian="normal" style:font-style-complex="normal" style:font-weight-complex="normal"/>
    </style:style>
    <style:style style:name="T9" style:family="text">
      <style:text-properties style:font-name="Liberation Serif1" fo:font-style="normal" style:text-underline-style="none" fo:font-weight="normal" officeooo:rsid="005dd316" style:font-style-asian="normal" style:font-weight-asian="normal" style:font-style-complex="normal" style:font-weight-complex="normal"/>
    </style:style>
    <style:style style:name="T10" style:family="text">
      <style:text-properties style:font-name="Liberation Serif1" fo:font-style="normal" style:text-underline-style="none" fo:font-weight="normal" officeooo:rsid="0060f6b0" style:font-style-asian="normal" style:font-weight-asian="normal" style:font-style-complex="normal" style:font-weight-complex="normal"/>
    </style:style>
    <style:style style:name="T11" style:family="text">
      <style:text-properties style:font-name="Liberation Serif1" fo:font-style="normal" style:text-underline-style="none" fo:font-weight="normal" officeooo:rsid="008637fb" style:font-style-asian="normal" style:font-weight-asian="normal" style:font-style-complex="normal" style:font-weight-complex="normal"/>
    </style:style>
    <style:style style:name="T12" style:family="text">
      <style:text-properties style:font-name="Liberation Serif1" fo:font-style="normal" style:text-underline-style="none" fo:font-weight="normal" officeooo:rsid="0079a1e1" style:font-style-asian="normal" style:font-weight-asian="normal" style:font-name-complex="Lohit Devanagari" style:font-style-complex="normal" style:font-weight-complex="normal"/>
    </style:style>
    <style:style style:name="T13" style:family="text">
      <style:text-properties style:font-name="Liberation Serif1" fo:font-style="normal" style:text-underline-style="none" fo:font-weight="normal" officeooo:rsid="00788f43" style:font-style-asian="normal" style:font-weight-asian="normal" style:font-name-complex="Lohit Devanagari" style:font-style-complex="normal" style:font-weight-complex="normal"/>
    </style:style>
    <style:style style:name="T14" style:family="text">
      <style:text-properties style:font-name="Liberation Serif1" fo:font-style="normal" style:text-underline-style="none" fo:font-weight="normal" officeooo:rsid="0084dedb" style:font-style-asian="normal" style:font-weight-asian="normal" style:font-name-complex="Lohit Devanagari" style:font-style-complex="normal" style:font-weight-complex="normal"/>
    </style:style>
    <style:style style:name="T15" style:family="text">
      <style:text-properties style:font-name="Liberation Serif1" fo:font-style="normal" style:text-underline-style="none" fo:font-weight="normal" officeooo:rsid="008637fb" style:font-style-asian="normal" style:font-weight-asian="normal" style:font-name-complex="Lohit Devanagari" style:font-style-complex="normal" style:font-weight-complex="normal"/>
    </style:style>
    <style:style style:name="T16" style:family="text">
      <style:text-properties style:font-name="Liberation Serif1" fo:font-style="normal" style:text-underline-style="none" fo:font-weight="normal" officeooo:rsid="0079a1e1" style:font-size-asian="12pt" style:font-style-asian="normal" style:font-weight-asian="normal" style:font-name-complex="Lohit Devanagari" style:font-style-complex="normal" style:font-weight-complex="normal"/>
    </style:style>
    <style:style style:name="T17" style:family="text">
      <style:text-properties style:font-name="Liberation Serif1" fo:font-style="normal" style:text-underline-style="none" fo:font-weight="normal" officeooo:rsid="00788f43" style:font-size-asian="12pt" style:font-style-asian="normal" style:font-weight-asian="normal" style:font-name-complex="Lohit Devanagari" style:font-style-complex="normal" style:font-weight-complex="normal"/>
    </style:style>
    <style:style style:name="T18" style:family="text">
      <style:text-properties style:font-name="Liberation Serif1" fo:font-style="normal" style:text-underline-style="none" fo:font-weight="normal" officeooo:rsid="0084dedb" style:font-size-asian="12pt" style:font-style-asian="normal" style:font-weight-asian="normal" style:font-name-complex="Lohit Devanagari" style:font-style-complex="normal" style:font-weight-complex="normal"/>
    </style:style>
    <style:style style:name="T19" style:family="text">
      <style:text-properties style:font-name="Liberation Serif1" fo:font-style="normal" style:text-underline-style="none" fo:font-weight="normal" officeooo:rsid="008637fb" style:font-size-asian="12pt" style:font-style-asian="normal" style:font-weight-asian="normal" style:font-name-complex="Lohit Devanagari" style:font-style-complex="normal" style:font-weight-complex="normal"/>
    </style:style>
    <style:style style:name="T20" style:family="text">
      <style:text-properties style:font-name="Liberation Serif1" fo:font-style="italic" style:text-underline-style="none" fo:font-weight="normal" officeooo:rsid="005c0195" style:font-style-asian="italic" style:font-weight-asian="normal" style:font-style-complex="italic" style:font-weight-complex="normal"/>
    </style:style>
    <style:style style:name="T21" style:family="text">
      <style:text-properties style:font-name="Liberation Serif1" fo:font-style="italic" style:text-underline-style="none" fo:font-weight="normal" officeooo:rsid="007e6b6d" style:font-style-asian="italic" style:font-weight-asian="normal" style:font-style-complex="italic" style:font-weight-complex="normal"/>
    </style:style>
    <style:style style:name="T22" style:family="text">
      <style:text-properties fo:color="#000000" loext:opacity="100%" style:font-name="Liberation Serif1" fo:font-size="12pt" style:text-underline-style="none" style:font-name-asian="TimesNewRomanPS-BoldMT" style:font-size-asian="12pt" style:font-name-complex="TimesNewRomanPS-BoldMT" style:font-size-complex="12pt"/>
    </style:style>
    <style:style style:name="T23" style:family="text">
      <style:text-properties fo:color="#000000" loext:opacity="100%" style:font-name="Liberation Serif1" fo:font-size="12pt" style:text-underline-style="none" officeooo:rsid="0057392f" style:font-name-asian="TimesNewRomanPS-BoldMT" style:font-size-asian="12pt" style:font-name-complex="TimesNewRomanPS-BoldMT" style:font-size-complex="12pt"/>
    </style:style>
    <style:style style:name="T24" style:family="text">
      <style:text-properties fo:color="#000000" loext:opacity="100%" style:font-name="Liberation Serif1" fo:font-size="12pt" style:text-underline-style="none" officeooo:rsid="008b9d50" style:font-name-asian="TimesNewRomanPS-BoldMT" style:font-size-asian="12pt" style:font-name-complex="TimesNewRomanPS-BoldMT" style:font-size-complex="12pt"/>
    </style:style>
    <style:style style:name="T25" style:family="text">
      <style:text-properties fo:color="#000000" loext:opacity="100%" style:font-name="Liberation Serif1" fo:font-size="12pt" style:font-name-asian="TimesNewRomanPS-BoldMT" style:font-size-asian="12pt" style:font-name-complex="TimesNewRomanPS-BoldMT" style:font-size-complex="12pt"/>
    </style:style>
    <style:style style:name="T26" style:family="text">
      <style:text-properties fo:color="#000000" loext:opacity="100%" style:font-name="Liberation Serif1" fo:font-size="12pt" officeooo:rsid="008b9d50" style:font-name-asian="TimesNewRomanPS-BoldMT" style:font-size-asian="12pt" style:font-name-complex="TimesNewRomanPS-BoldMT" style:font-size-complex="12pt"/>
    </style:style>
    <style:style style:name="T27" style:family="text">
      <style:text-properties fo:color="#000000" loext:opacity="100%" style:font-name="Liberation Serif1" fo:font-size="12pt" officeooo:rsid="00443af3" style:font-name-asian="TimesNewRomanPS-BoldMT" style:font-size-asian="12pt" style:font-name-complex="TimesNewRomanPS-BoldMT" style:font-size-complex="12pt"/>
    </style:style>
    <style:style style:name="T28" style:family="text">
      <style:text-properties fo:color="#000000" loext:opacity="100%" style:font-name="Liberation Serif1" fo:font-size="12pt" officeooo:rsid="0057392f" style:font-name-asian="TimesNewRomanPS-BoldMT" style:font-size-asian="12pt" style:font-name-complex="TimesNewRomanPS-BoldMT" style:font-size-complex="12pt"/>
    </style:style>
    <style:style style:name="T29" style:family="text">
      <style:text-properties fo:color="#000000" loext:opacity="100%" style:font-name="Liberation Serif1" fo:font-size="12pt" officeooo:rsid="0011f6ff" style:font-name-asian="TimesNewRomanPS-BoldMT" style:font-size-asian="12pt" style:font-name-complex="TimesNewRomanPS-BoldMT" style:font-size-complex="12pt"/>
    </style:style>
    <style:style style:name="T30" style:family="text">
      <style:text-properties fo:color="#000000" loext:opacity="100%" style:font-name="Liberation Serif1" fo:font-size="12pt" style:text-underline-style="solid" style:text-underline-width="auto" style:text-underline-color="font-color" style:font-name-asian="TimesNewRomanPS-BoldMT" style:font-size-asian="12pt" style:font-name-complex="TimesNewRomanPS-BoldMT" style:font-size-complex="12pt"/>
    </style:style>
    <style:style style:name="T31" style:family="text">
      <style:text-properties fo:color="#000000" loext:opacity="100%" style:font-name="Liberation Serif1" fo:font-size="12pt" style:text-underline-style="solid" style:text-underline-width="auto" style:text-underline-color="font-color" officeooo:rsid="0011f6ff" style:font-name-asian="TimesNewRomanPS-BoldMT" style:font-size-asian="12pt" style:font-name-complex="TimesNewRomanPS-BoldMT" style:font-size-complex="12pt"/>
    </style:style>
    <style:style style:name="T32" style:family="text">
      <style:text-properties fo:color="#000000" loext:opacity="100%" style:font-name="Liberation Serif1" fo:font-size="12pt" style:text-underline-style="solid" style:text-underline-width="auto" style:text-underline-color="font-color" officeooo:rsid="0057392f" style:font-name-asian="TimesNewRomanPS-BoldMT" style:font-size-asian="12pt" style:font-name-complex="TimesNewRomanPS-BoldMT" style:font-size-complex="12pt"/>
    </style:style>
    <style:style style:name="T33" style:family="text">
      <style:text-properties fo:color="#000000" loext:opacity="100%" style:font-name="Liberation Serif1" style:text-underline-style="solid" style:text-underline-width="auto" style:text-underline-color="font-color" style:font-name-asian="TimesNewRomanPS-BoldMT" style:font-name-complex="TimesNewRomanPS-BoldMT"/>
    </style:style>
    <style:style style:name="T34" style:family="text">
      <style:text-properties fo:color="#000000" loext:opacity="100%" style:font-name="Liberation Serif1" style:text-underline-style="solid" style:text-underline-width="auto" style:text-underline-color="font-color" officeooo:rsid="0011f6ff" style:font-name-asian="TimesNewRomanPS-BoldMT" style:font-name-complex="TimesNewRomanPS-BoldMT"/>
    </style:style>
    <style:style style:name="T35" style:family="text">
      <style:text-properties fo:color="#000000" loext:opacity="100%" style:font-name="Liberation Serif1" style:text-underline-style="solid" style:text-underline-width="auto" style:text-underline-color="font-color" officeooo:rsid="0057392f" style:font-name-asian="TimesNewRomanPS-BoldMT" style:font-name-complex="TimesNewRomanPS-BoldMT"/>
    </style:style>
    <style:style style:name="T36" style:family="text">
      <style:text-properties fo:color="#000000" loext:opacity="100%" style:font-name="Liberation Serif1" style:text-underline-style="none" style:font-name-asian="TimesNewRomanPS-BoldMT" style:font-name-complex="TimesNewRomanPS-BoldMT"/>
    </style:style>
    <style:style style:name="T37" style:family="text">
      <style:text-properties fo:color="#000000" loext:opacity="100%" style:font-name="Liberation Serif1" style:text-underline-style="none" officeooo:rsid="008b9d50" style:font-name-asian="TimesNewRomanPS-BoldMT" style:font-name-complex="TimesNewRomanPS-BoldMT"/>
    </style:style>
    <style:style style:name="T38" style:family="text">
      <style:text-properties fo:color="#000000" loext:opacity="100%" style:font-name="Liberation Serif1" style:text-underline-style="none" officeooo:rsid="0057392f" style:font-name-asian="TimesNewRomanPS-BoldMT" style:font-name-complex="TimesNewRomanPS-BoldMT"/>
    </style:style>
    <style:style style:name="T39" style:family="text">
      <style:text-properties fo:color="#000000" loext:opacity="100%" style:font-name="Liberation Serif1" style:font-name-asian="TimesNewRomanPS-BoldMT" style:font-name-complex="TimesNewRomanPS-BoldMT"/>
    </style:style>
    <style:style style:name="T40" style:family="text">
      <style:text-properties fo:color="#000000" loext:opacity="100%" style:font-name="Liberation Serif1" officeooo:rsid="00443af3" style:font-name-asian="TimesNewRomanPS-BoldMT" style:font-name-complex="TimesNewRomanPS-BoldMT"/>
    </style:style>
    <style:style style:name="T41" style:family="text">
      <style:text-properties fo:color="#000000" loext:opacity="100%" style:font-name="Liberation Serif1" officeooo:rsid="0057392f" style:font-name-asian="TimesNewRomanPS-BoldMT" style:font-name-complex="TimesNewRomanPS-BoldMT"/>
    </style:style>
    <style:style style:name="T42" style:family="text">
      <style:text-properties fo:color="#000000" loext:opacity="100%" style:font-name="Liberation Serif1" officeooo:rsid="0011f6ff" style:font-name-asian="TimesNewRomanPS-BoldMT" style:font-name-complex="TimesNewRomanPS-BoldMT"/>
    </style:style>
    <style:style style:name="T43" style:family="text">
      <style:text-properties fo:color="#000000" loext:opacity="100%" style:font-name="Liberation Serif1" fo:font-size="11.5pt" style:text-underline-style="solid" style:text-underline-width="auto" style:text-underline-color="font-color" style:font-name-asian="TimesNewRomanPS-BoldMT" style:font-size-asian="11.5pt" style:font-name-complex="TimesNewRomanPS-BoldMT" style:font-size-complex="11.5pt"/>
    </style:style>
    <style:style style:name="T44" style:family="text">
      <style:text-properties fo:color="#000000" loext:opacity="100%" style:font-name="Liberation Serif1" fo:font-size="11.5pt" style:text-underline-style="solid" style:text-underline-width="auto" style:text-underline-color="font-color" officeooo:rsid="0011f6ff" style:font-name-asian="TimesNewRomanPS-BoldMT" style:font-size-asian="11.5pt" style:font-name-complex="TimesNewRomanPS-BoldMT" style:font-size-complex="11.5pt"/>
    </style:style>
    <style:style style:name="T45" style:family="text">
      <style:text-properties fo:color="#000000" loext:opacity="100%" style:font-name="Liberation Serif1" fo:font-size="11.5pt" style:text-underline-style="none" style:font-name-asian="TimesNewRomanPS-BoldMT" style:font-size-asian="11.5pt" style:font-name-complex="TimesNewRomanPS-BoldMT" style:font-size-complex="11.5pt"/>
    </style:style>
    <style:style style:name="T46" style:family="text">
      <style:text-properties fo:color="#000000" loext:opacity="100%" style:font-name="Liberation Serif1" fo:font-size="11.5pt" style:text-underline-style="none" officeooo:rsid="008b9d50" style:font-name-asian="TimesNewRomanPS-BoldMT" style:font-size-asian="11.5pt" style:font-name-complex="TimesNewRomanPS-BoldMT" style:font-size-complex="11.5pt"/>
    </style:style>
    <style:style style:name="T47" style:family="text">
      <style:text-properties fo:color="#000000" loext:opacity="100%" style:font-name="Liberation Serif1" fo:font-size="11.5pt" style:font-name-asian="TimesNewRomanPS-BoldMT" style:font-size-asian="11.5pt" style:font-name-complex="TimesNewRomanPS-BoldMT" style:font-size-complex="11.5pt"/>
    </style:style>
    <style:style style:name="T48" style:family="text">
      <style:text-properties fo:color="#000000" loext:opacity="100%" style:font-name="Liberation Serif1" fo:font-size="11.5pt" officeooo:rsid="00443af3" style:font-name-asian="TimesNewRomanPS-BoldMT" style:font-size-asian="11.5pt" style:font-name-complex="TimesNewRomanPS-BoldMT" style:font-size-complex="11.5pt"/>
    </style:style>
    <style:style style:name="T49" style:family="text">
      <style:text-properties officeooo:rsid="007c7e74"/>
    </style:style>
    <style:style style:name="T50" style:family="text">
      <style:text-properties style:text-underline-style="none"/>
    </style:style>
    <style:style style:name="T51" style:family="text">
      <style:text-properties style:text-underline-style="none" fo:background-color="#ffffff" loext:char-shading-value="0"/>
    </style:style>
    <style:style style:name="T52" style:family="text">
      <style:text-properties style:text-underline-style="none" officeooo:rsid="005c0195" fo:background-color="#ffffff" loext:char-shading-value="0"/>
    </style:style>
    <style:style style:name="T53" style:family="text">
      <style:text-properties style:text-underline-style="none" officeooo:rsid="00133de3" fo:background-color="#ffffff" loext:char-shading-value="0"/>
    </style:style>
    <style:style style:name="T54" style:family="text">
      <style:text-properties style:text-underline-style="none" fo:font-weight="normal" fo:background-color="#ffffff" loext:char-shading-value="0" style:font-weight-asian="normal" style:font-weight-complex="normal"/>
    </style:style>
    <style:style style:name="T55" style:family="text">
      <style:text-properties style:text-underline-style="none" fo:font-weight="normal" officeooo:rsid="005c0195" fo:background-color="#ffffff" loext:char-shading-value="0" style:font-weight-asian="normal" style:font-weight-complex="normal"/>
    </style:style>
    <style:style style:name="T56" style:family="text">
      <style:text-properties style:text-underline-style="none" fo:font-weight="normal" officeooo:rsid="007e6b6d" fo:background-color="#ffffff" loext:char-shading-value="0" style:font-weight-asian="normal" style:font-weight-complex="normal"/>
    </style:style>
    <style:style style:name="T57" style:family="text">
      <style:text-properties style:text-underline-style="none" fo:font-weight="bold" fo:background-color="#ffffff" loext:char-shading-value="0" style:font-weight-asian="bold" style:font-weight-complex="bold"/>
    </style:style>
    <style:style style:name="T58" style:family="text">
      <style:text-properties style:text-underline-style="none" fo:font-weight="bold" officeooo:rsid="005c0195" fo:background-color="#ffffff" loext:char-shading-value="0" style:font-weight-asian="bold" style:font-weight-complex="bold"/>
    </style:style>
    <style:style style:name="T59" style:family="text">
      <style:text-properties style:text-underline-style="none" fo:font-weight="bold" officeooo:rsid="00133de3" fo:background-color="#ffffff" loext:char-shading-value="0" style:font-weight-asian="bold" style:font-weight-complex="bold"/>
    </style:style>
    <style:style style:name="T60" style:family="text">
      <style:text-properties style:text-underline-style="none" officeooo:rsid="008b9d50"/>
    </style:style>
    <style:style style:name="T61" style:family="text">
      <style:text-properties officeooo:rsid="008b9d50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4" style:family="text">
      <style:text-properties style:text-underline-style="solid" style:text-underline-width="auto" style:text-underline-color="font-color" fo:font-weight="bold" officeooo:rsid="002fb431" style:font-weight-asian="bold" style:font-weight-complex="bold"/>
    </style:style>
    <style:style style:name="T65" style:family="text">
      <style:text-properties style:text-underline-style="solid" style:text-underline-width="auto" style:text-underline-color="font-color" fo:font-weight="bold" officeooo:rsid="0011f6ff" style:font-weight-asian="bold" style:font-weight-complex="bold"/>
    </style:style>
    <style:style style:name="T66" style:family="text">
      <style:text-properties style:text-underline-style="solid" style:text-underline-width="auto" style:text-underline-color="font-color" officeooo:rsid="0011f6ff"/>
    </style:style>
    <style:style style:name="T67" style:family="text">
      <style:text-properties style:text-underline-style="solid" style:text-underline-width="auto" style:text-underline-color="font-color" officeooo:rsid="008b9d50"/>
    </style:style>
    <style:style style:name="T68" style:family="text">
      <style:text-properties officeooo:rsid="0011f6ff"/>
    </style:style>
    <style:style style:name="T69" style:family="text">
      <style:text-properties officeooo:rsid="007e6b6d"/>
    </style:style>
    <style:style style:name="T70" style:family="text">
      <style:text-properties officeooo:rsid="005c0195"/>
    </style:style>
    <style:style style:name="T71" style:family="text">
      <style:text-properties officeooo:rsid="005d05c1"/>
    </style:style>
    <style:style style:name="T72" style:family="text">
      <style:text-properties officeooo:rsid="005910bb"/>
    </style:style>
    <style:style style:name="T73" style:family="text">
      <style:text-properties officeooo:rsid="00481d1e"/>
    </style:style>
    <style:style style:name="T74" style:family="text">
      <style:text-properties officeooo:rsid="003a3e9e"/>
    </style:style>
    <style:style style:name="T75" style:family="text">
      <style:text-properties officeooo:rsid="003944e6"/>
    </style:style>
    <style:style style:name="T76" style:family="text">
      <style:text-properties fo:letter-spacing="-0.004cm"/>
    </style:style>
    <style:style style:name="T77" style:family="text">
      <style:text-properties fo:letter-spacing="-0.004cm" officeooo:rsid="0011f6ff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5c0195" style:font-weight-asian="normal" style:font-weight-complex="normal"/>
    </style:style>
    <style:style style:name="T80" style:family="text">
      <style:text-properties fo:font-style="italic" fo:font-weight="normal" officeooo:rsid="005c0195" style:font-style-asian="italic" style:font-weight-asian="normal" style:font-style-complex="italic" style:font-weight-complex="normal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officeooo:rsid="0062cc00" style:font-style-asian="italic" style:font-style-complex="italic"/>
    </style:style>
    <style:style style:name="T83" style:family="text">
      <style:text-properties fo:font-style="italic" style:text-underline-style="solid" style:text-underline-width="auto" style:text-underline-color="font-color" fo:background-color="#ffffff" loext:char-shading-value="0" style:font-style-asian="italic" style:font-style-complex="italic"/>
    </style:style>
    <style:style style:name="T84" style:family="text">
      <style:text-properties fo:font-style="italic" style:text-underline-style="none" officeooo:rsid="00133de3" fo:background-color="#ffffff" loext:char-shading-value="0" style:font-style-asian="italic" style:font-style-complex="italic"/>
    </style:style>
    <style:style style:name="T85" style:family="text">
      <style:text-properties fo:font-style="normal" fo:font-weight="normal" officeooo:rsid="008b9d50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5c0195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8" style:family="text">
      <style:text-properties officeooo:rsid="00832ecb"/>
    </style:style>
    <style:style style:name="T89" style:family="text">
      <style:text-properties officeooo:rsid="0062cc00"/>
    </style:style>
    <style:style style:name="T90" style:family="text">
      <style:text-properties officeooo:rsid="00835c56"/>
    </style:style>
    <style:style style:name="T91" style:family="text">
      <style:text-properties officeooo:rsid="00202991"/>
    </style:style>
    <style:style style:name="T92" style:family="text">
      <style:text-properties officeooo:rsid="00133de3"/>
    </style:style>
    <style:style style:name="T93" style:family="text">
      <style:text-properties officeooo:rsid="00443af3"/>
    </style:style>
    <style:style style:name="T94" style:family="text">
      <style:text-properties fo:font-size="11.5pt" style:font-size-asian="11.5pt" style:font-size-complex="11.5pt"/>
    </style:style>
    <style:style style:name="T95" style:family="text">
      <style:text-properties fo:font-size="11.5pt" fo:font-style="normal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T96" style:family="text">
      <style:text-properties fo:font-size="11.5pt" fo:font-style="italic" style:font-size-asian="11.5pt" style:font-style-asian="italic" style:font-size-complex="11.5pt" style:font-style-complex="italic"/>
    </style:style>
    <style:style style:name="T97" style:family="text">
      <style:text-properties fo:font-size="11.5pt" fo:font-weight="normal" style:font-size-asian="11.5pt" style:font-weight-asian="normal" style:font-size-complex="11.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">Robert </text:span>David <text:span text:style-name="T1">Borges</text:span></text:p>
      <text:p text:style-name="P31"><text:span text:style-name="T62">Tel.</text:span><text:tab/>(mobile)<text:tab/>+46 (0)73 370 13 59<text:tab/><text:span text:style-name="T62">Post:</text:span><text:tab/><text:span text:style-name="T93">Torshavnsgatan 5, LGH 1102</text:span></text:p>
      <text:p text:style-name="P32"><text:span text:style-name="T44">E</text:span><text:a xlink:type="simple" xlink:href="mailto:robert.d.borges@gmail.com" text:style-name="Internet_20_link" text:visited-style-name="Visited_20_Internet_20_Link"><text:span text:style-name="T43">mail:</text:span></text:a><text:span text:style-name="T45"><text:tab/></text:span><text:span text:style-name="T46">robert.borges@statistik.uu.se</text:span><text:span text:style-name="T47"><text:tab/><text:tab/>SE-7</text:span><text:span text:style-name="T48">52 63</text:span><text:span text:style-name="T47"> Uppsala</text:span></text:p>
      <text:p text:style-name="P33"><text:span text:style-name="T35">Citizenship:</text:span><text:span text:style-name="T38"><text:tab/>USA<text:tab/></text:span><text:span text:style-name="T35">DOB:</text:span><text:span text:style-name="T38"><text:tab/>1983-10-16<text:tab/></text:span></text:p>
      <text:p text:style-name="P34"><text:span text:style-name="T35">web:</text:span><text:span text:style-name="T41"><text:tab/>robertborges.net<text:tab/></text:span><text:span text:style-name="T42">|<text:tab/></text:span><text:span text:style-name="T41">orcid.org/0000-0002-7647-4048<text:tab/></text:span><text:span text:style-name="T42">|<text:tab/>github.com/BobBorges</text:span></text:p>
      <text:p text:style-name="P35"><text:span text:style-name="T92">Full </text:span>Up-to-date CV</text:p>
      <text:p text:style-name="P4"><text:a xlink:type="simple" xlink:href="https://raw.githubusercontent.com/BobBorges/CV/master/Borges_CV_most-recent.pdf" text:style-name="Internet_20_link" text:visited-style-name="Visited_20_Internet_20_Link"><text:span text:style-name="T95">https://raw.githubusercontent.com/BobBorges/CV/master/Borges_CV_most-recent.pdf</text:span></text:a></text:p>
      <text:p text:style-name="P36"><text:span text:style-name="T63">Emplo</text:span><text:span text:style-name="T64">y</text:span><text:span text:style-name="T63">ment </text:span><text:span text:style-name="T65">History</text:span></text:p>
      <text:p text:style-name="P39">2024–Current<text:tab/>Research Engineer [100%] - Uppsala University, Department of Statistics <text:span text:style-name="T68">(SE)</text:span></text:p>
      <text:p text:style-name="P39">2023-07 – <text:span text:style-name="T68">2023-</text:span>12<text:tab/>Data Scientist [Research Assistant, 100%] - Uppsala University, Department of Statistics (S<text:span text:style-name="T68">E</text:span>)</text:p>
      <text:p text:style-name="P40">2021-<text:span text:style-name="T68">04 </text:span>– 2023-<text:span text:style-name="T61">06</text:span><text:tab/>Research <text:span text:style-name="T69">Project PI [100%] - </text:span>Institute of Slavic Studies, Polish Academy of Sciences (P<text:span text:style-name="T68">L</text:span>) </text:p>
      <text:p text:style-name="P41">2023-<text:span text:style-name="T61">01– </text:span><text:span text:style-name="T68">2023-</text:span><text:span text:style-name="T61">06</text:span><text:tab/>Research Assistant [20%] - Department of Statistics, Uppsala Univ.</text:p>
      <text:p text:style-name="P42">2020 – <text:span text:style-name="T70">2021</text:span><text:tab/>Teaching Adjunct <text:span text:style-name="T71">&amp; </text:span><text:span text:style-name="T69">P</text:span><text:span text:style-name="T71">roject </text:span><text:span text:style-name="T69">A</text:span><text:span text:style-name="T71">ssistant - </text:span>Department of Linguistics and Philology. Uppsala University (S<text:span text:style-name="T68">E</text:span>) </text:p>
      <text:p text:style-name="P43">2020 – <text:span text:style-name="T72">2021</text:span><text:tab/>Research Associate - Department of English and American Studies, Fr<text:span text:style-name="T73">i</text:span>edrich-Schiller University (<text:span text:style-name="T68">DE</text:span>)</text:p>
      <text:p text:style-name="P44">2019 – <text:span text:style-name="T74">2020</text:span><text:tab/>Project Assistant <text:span text:style-name="T75">(20%) - </text:span><text:span text:style-name="T76">Department of Linguistics and Philology, Uppsala University (S</text:span><text:span text:style-name="T77">E</text:span><text:span text:style-name="T76">)</text:span></text:p>
      <text:p text:style-name="P37">2017 – 2019<text:tab/>Postdoctoral Researcher - The Hugo Valentin Centtre, Uppsala Univ.</text:p>
      <text:p text:style-name="P38">2016 – 2017<text:tab/>Assistant Professor [adiunkt naukowy] - Wydzał „Artes Liberales”, University of Warsaw (P<text:span text:style-name="T68">L</text:span>)</text:p>
      <text:p text:style-name="P45">2015<text:tab/>Temporary Lecturer - Department of Aesthetics and Communication, Aarhus University (D<text:span text:style-name="T68">K</text:span>)</text:p>
      <text:p text:style-name="P46">2015<text:tab/>Research Assistant - Max Planck Institute for the Science of Human History (<text:span text:style-name="T68">DE</text:span>)</text:p>
      <text:p text:style-name="P45">2014<text:tab/>Research Assistant - Department of Aesthetics and Communication, Aarhus University (D<text:span text:style-name="T68">E</text:span>)</text:p>
      <text:p text:style-name="P46">2009 – 2014<text:tab/>Promovendus (PhD Student) - Department of Linguistics, Radboud University Nijmegen (<text:span text:style-name="T68">NL</text:span>)</text:p>
      <text:p text:style-name="P47">Publications</text:p>
      <text:p text:style-name="P19">Research articles: 18, Edited volumes: 2, Books:1.</text:p>
      <text:p text:style-name="P20"><text:span text:style-name="T51"><text:tab/></text:span><text:span text:style-name="T83">Selected Publications</text:span></text:p>
      <text:p text:style-name="P22"><text:span text:style-name="T54">Yrjänäinen,Väinö, Fredrik Mohammadi Norén, Robert </text:span><text:span text:style-name="T57">Borges, </text:span><text:span text:style-name="T54">Johan Jarlbrink, Lotta Åberg Brorsson, Anders P. Olsson, Pelle Snickars, Måns Magnusson</text:span></text:p>
      <text:p text:style-name="P27"><text:span text:style-name="T53">(2024 to appear) </text:span><text:span text:style-name="T51">The Swedish Parliament Corpus 1867–2023. </text:span><text:span text:style-name="T84">LREC</text:span></text:p>
      <text:p text:style-name="P23"><text:span text:style-name="T57">B</text:span><text:span text:style-name="T58">orges</text:span><text:span text:style-name="T55">, Robert and Margot van den Berg (202</text:span><text:span text:style-name="T56">3</text:span><text:span text:style-name="T55">) Language variation in parliamentary speech in Suriname. In </text:span><text:span text:style-name="T78">Minna Korhonen, Haidee Kotze, Jukka Tyrkkö </text:span><text:span text:style-name="T79">(eds) </text:span><text:span text:style-name="T80">Exploring Language and Society with Big Data, </text:span><text:span text:style-name="T85">277–307</text:span><text:span text:style-name="T80">.</text:span><text:span text:style-name="T86"> Amsterdam: John Benjamins.</text:span></text:p>
      <text:p text:style-name="P24"><text:span text:style-name="T5">G</text:span><text:span text:style-name="T7">ast, Volker and Robert</text:span><text:span text:style-name="T3"> Borges</text:span><text:span text:style-name="T7">. 2023. Nouns, Verbs and Other Parts of Speech in Translation and Interpreting: Evidence from English Speeches Made in the European Parliament and </text:span><text:soft-page-break/><text:span text:style-name="T7">Their German Translations and Interpretations. </text:span><text:span text:style-name="T21">Languages </text:span><text:span text:style-name="T7">8(1):39. </text:span><text:span text:style-name="T4">https://doi.org/10.3390/languages8010039</text:span></text:p>
      <text:p text:style-name="P24"><text:span text:style-name="T2">Borges</text:span><text:span text:style-name="T5">, Robert. </text:span><text:span text:style-name="T6">2022. </text:span><text:span text:style-name="T5">Sourcing Data from Wikipedia for the Study of Language Contact: the csb wiki. Submitted to </text:span><text:span text:style-name="T20">Academic Journal of Modern Philology</text:span><text:span text:style-name="T5"> </text:span><text:span text:style-name="T12">(18)</text:span><text:span text:style-name="T13"> </text:span><text:span text:style-name="T12">7–22</text:span><text:span text:style-name="T5">.</text:span></text:p>
      <text:p text:style-name="P5">Teaching Experience</text:p>
      <text:p text:style-name="P8">Twelve courses as main teacher, at BA and Graduate levels, primarily in Linguistics (incl. Corpus linguistics, coding and technical literacy) and Research Methodology.</text:p>
      <text:p text:style-name="P7"><text:span text:style-name="T72">Research </text:span>Grants</text:p>
      <text:p text:style-name="P11"><text:span text:style-name="T68">C</text:span>o-applicant<text:tab/><text:span text:style-name="T81">What will we eat? Food as security politics in Sweden 1900-2025.</text:span></text:p>
      <text:p text:style-name="P3"><text:span text:style-name="T96"><text:tab/></text:span><text:span text:style-name="T94">Research grant from the Swedish Research Council, nr. </text:span><text:span text:style-name="Strong_20_Emphasis"><text:span text:style-name="T97">2023-05783, 2023 in the amount of sek5,914,000</text:span></text:span></text:p>
      <text:p text:style-name="P12">Recipient<text:tab/><text:span text:style-name="T81">New Speakers of Minority Languages: proficiency, variation, and change</text:span></text:p>
      <text:p text:style-name="P12"><text:span text:style-name="T81"><text:tab/></text:span>Research grant from <text:span text:style-name="T88">The Norwegian Financial Mechanism 2014–2021, administered by the</text:span> Polish National Science <text:span text:style-name="T89">Centre</text:span><text:span text:style-name="T82"> </text:span><text:span text:style-name="T88">under the </text:span>"POLS" funding instrument. Dec. nr. DEC-2020/37/K/HS2/02779, 2020 in the amount of €191,077 | PLN839,040.</text:p>
      <text:p text:style-name="P13"><text:tab/><text:span text:style-name="T88">Financing extended </text:span><text:span text:style-name="T90">to</text:span><text:span text:style-name="T88"> PLN</text:span><text:span text:style-name="T90">898,415 in 2023</text:span></text:p>
      <text:p text:style-name="P14">Recipient<text:tab/>Short research exchange for the purpose of collaborative research relating to endangered, minority language activism in Europe</text:p>
      <text:p text:style-name="P14"><text:tab/>Vitterhetsakademien (nomination)—Polish Academy of Science, Institute of Slavic Studies (destination), 2018 (ca. SEK15000)</text:p>
      <text:p text:style-name="P14"><text:span text:style-name="T68">Co-applicant</text:span><text:tab/><text:span text:style-name="T81">Language as a cure</text:span></text:p>
      <text:p text:style-name="P14"><text:span text:style-name="T81"><text:tab/></text:span>Funded by Polish Science Foundation, TEAM competition 2016. Administered by Wydział „Artes Liberales” University of Warsaw (PLN 3,499,295)</text:p>
      <text:p text:style-name="P14">Co-<text:span text:style-name="T68">applicant</text:span><text:tab/><text:span text:style-name="T81">Collaborative Research, Community Engagement, and Innovative Educational Tools</text:span></text:p>
      <text:p text:style-name="P14"><text:tab/>Funded by EU Horizon 2020, RISE call 2017, <text:s/>Administered by Wydział „Artes Liberales” University of Warsaw <text:span text:style-name="T91">(€1,579,500)</text:span></text:p>
      <text:p text:style-name="P15">Recipient<text:tab/>Documenting Kumanti: an endangered ritual language spoken among Surinamese Maroons</text:p>
      <text:p text:style-name="P15"><text:tab/>Fund for Endangered Languages, 2010 (USD 750)</text:p>
      <text:p text:style-name="P6">(selected) Software (pre-)Releases</text:p>
      <text:p text:style-name="P21"><text:span text:style-name="T9">M</text:span><text:span text:style-name="T4">MEP — A Multi-modal Europarl Corpus</text:span></text:p>
      <text:p text:style-name="P9"><text:tab/>A multimodal corpus of European Parliamentary records that includes transcribed speeches, written verbatim reports, transcription of simultaneous interpretation into all EU languages, and a python module for curating and working with the data efficiently.</text:p>
      <text:p text:style-name="P9"><text:tab/>https://github.com/multimodal-europarl</text:p>
      <text:p text:style-name="P25"><text:span text:style-name="T9">M</text:span><text:span text:style-name="T14">OREDA</text:span><text:span text:style-name="T9">T </text:span><text:span text:style-name="T10">— </text:span><text:span text:style-name="T9">Modular Remote Data Collection Toolkit</text:span></text:p>
      <text:p text:style-name="P16"><text:tab/>A <text:span text:style-name="T68">software suite</text:span> for unsupervised, remote spoken-language data collection.</text:p>
      <text:p text:style-name="P17"><text:tab/>https://github.com/BobBorges/moredat</text:p>
      <text:p text:style-name="P26"><text:span text:style-name="T11">ELAN-ASR </text:span><text:span text:style-name="T8">— </text:span><text:span text:style-name="T11">A </text:span><text:span text:style-name="T15">command-line tool</text:span><text:span text:style-name="T11"> to transcribe annotations in an Elan project (.eaf) using Google’s speech-to-text API. https://github.com/BobBorges/elan-as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Source Han Sans CN" svg:font-family="'Source Han Sans CN'" style:font-family-generic="system" style:font-pitch="variable"/>
    <style:font-face style:name="TimesNewRomanPS-BoldMT" svg:font-family="TimesNewRomanPS-BoldM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style:line-height-at-least="0.423cm" fo:text-indent="0cm" style:auto-text-indent="false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orphans="2" widows="2" fo:line-height="130%" fo:text-align="end" style:justify-single-word="false" fo:padding-left="0cm" fo:padding-right="0cm" fo:padding-top="0cm" fo:padding-bottom="0.318cm" fo:border="none"/>
      <style:text-properties style:font-name="TimesNewRomanPS-BoldMT" fo:font-size="7pt" officeooo:rsid="001efe03" officeooo:paragraph-rsid="001efe03" style:font-name-asian="TimesNewRomanPS-BoldMT" style:font-size-asian="7pt" style:font-name-complex="TimesNewRomanPS-BoldMT" style:font-size-complex="7pt"/>
    </style:style>
    <style:style style:name="MP2" style:family="paragraph" style:parent-style-name="Standard">
      <style:paragraph-properties orphans="2" widows="2" fo:line-height="130%" fo:text-align="start" style:justify-single-word="false" fo:padding-left="0cm" fo:padding-right="0cm" fo:padding-top="0cm" fo:padding-bottom="0.318cm" fo:border="none"/>
      <style:text-properties style:font-name="TimesNewRomanPS-BoldMT" fo:font-size="7pt" officeooo:rsid="000ed96c" officeooo:paragraph-rsid="000ed96c" style:font-name-asian="TimesNewRomanPS-BoldMT" style:font-size-asian="7pt" style:font-name-complex="TimesNewRomanPS-BoldMT" style:font-size-complex="7pt"/>
    </style:style>
    <style:style style:name="MP3" style:family="paragraph" style:parent-style-name="Footer">
      <loext:graphic-properties draw:fill="none" draw:fill-color="#ffffff"/>
      <style:paragraph-properties fo:text-align="end" style:justify-single-word="false" fo:background-color="transparent"/>
      <style:text-properties fo:font-size="10pt" fo:background-color="transparent" style:font-size-asian="10pt" style:font-size-complex="10pt"/>
    </style:style>
    <style:style style:name="MP4" style:family="paragraph" style:parent-style-name="Footer">
      <loext:graphic-properties draw:fill="none" draw:fill-color="#ffffff"/>
      <style:paragraph-properties fo:background-color="transparent"/>
      <style:text-properties fo:font-size="10pt" fo:background-color="transparen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905cm" fo:margin-bottom="1.905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508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M2" style:page-layout-name="Mpm2" draw:style-name="Mdp1">
      <style:header>
        <text:p text:style-name="MP1">Curriculum Vitae</text:p>
      </style:header>
      <style:header-left>
        <text:p text:style-name="MP2">Robert Borges</text:p>
      </style:header-left>
      <style:header-first>
        <text:p text:style-name="MP2"/>
      </style:header-first>
      <style:footer>
        <text:p text:style-name="MP3"><text:page-number text:select-page="current">3</text:page-number></text:p>
      </style:footer>
      <style:footer-left>
        <text:p text:style-name="MP4"><text:page-number text:select-page="current">2</text:page-number></text:p>
      </style:footer-left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3:17:07.939275424</meta:creation-date>
    <meta:generator>LibreOffice/7.6.4.1$Linux_X86_64 LibreOffice_project/60$Build-1</meta:generator>
    <dc:date>2024-03-26T21:48:17.940971789</dc:date>
    <meta:editing-duration>PT3H24M58S</meta:editing-duration>
    <meta:editing-cycles>2</meta:editing-cycles>
    <meta:document-statistic meta:table-count="0" meta:image-count="0" meta:object-count="0" meta:page-count="2" meta:paragraph-count="57" meta:word-count="626" meta:character-count="4822" meta:non-whitespace-character-count="4231"/>
  </office:meta>
</office:document-meta>
</file>